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menian Condensed" svg:font-family="'Noto Sans Armenian Condensed'"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ubtitle">
      <style:text-properties fo:color="#ff0000" loext:opacity="100%" officeooo:rsid="000de2fa" officeooo:paragraph-rsid="000de2fa"/>
    </style:style>
    <style:style style:name="P2" style:family="paragraph" style:parent-style-name="Text_20_body">
      <style:text-properties fo:color="#ff0000" loext:opacity="100%" officeooo:rsid="000de2fa" officeooo:paragraph-rsid="000de2fa"/>
    </style:style>
    <style:style style:name="P3" style:family="paragraph" style:parent-style-name="Text_20_body">
      <style:text-properties fo:color="#000000" loext:opacity="100%" officeooo:rsid="000de2fa" officeooo:paragraph-rsid="000de2fa"/>
    </style:style>
    <style:style style:name="P4" style:family="paragraph" style:parent-style-name="Text_20_body">
      <style:text-properties fo:color="#000000" loext:opacity="100%" officeooo:rsid="000eef5f" officeooo:paragraph-rsid="000eef5f"/>
    </style:style>
    <style:style style:name="P5" style:family="paragraph" style:parent-style-name="Text_20_body">
      <style:text-properties fo:color="#000000" loext:opacity="100%" officeooo:rsid="001053cf" officeooo:paragraph-rsid="001053cf"/>
    </style:style>
    <style:style style:name="P6" style:family="paragraph" style:parent-style-name="Text_20_body">
      <style:text-properties fo:color="#000000" loext:opacity="100%" officeooo:rsid="001159f2" officeooo:paragraph-rsid="001159f2"/>
    </style:style>
    <style:style style:name="P7" style:family="paragraph" style:parent-style-name="Text_20_body">
      <style:paragraph-properties fo:text-align="center" style:justify-single-word="false"/>
      <style:text-properties fo:color="#729fcf" loext:opacity="100%" fo:font-size="28pt" officeooo:rsid="00121f0d" officeooo:paragraph-rsid="00121f0d" fo:background-color="#111111" style:font-size-asian="28pt" style:font-size-complex="28pt"/>
    </style:style>
    <style:style style:name="T1" style:family="text">
      <style:text-properties officeooo:rsid="000eef5f"/>
    </style:style>
    <style:style style:name="T2" style:family="text">
      <style:text-properties officeooo:rsid="001053c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MPLEMENTE ¿por que?</text:p>
      <text:p text:style-name="P2"/>
      <text:p text:style-name="P3">Bianca durante estos 3 meses me he convertido en alguien completamente diferente a como era antes, mi vida se ilumino de pies a cabeza de unos colores hermosos que solo tu me pudiste mostrar, desde hace 3 meses mi vida mejoro drasticamente ahora me la paso sonriendo de manera espontanea e imaginando que puedo hacer para alegrar tus dias como tu alegras los mios; <text:span text:style-name="T1">tu manera de ser y de actuar me conmovio en un instante e hizo florecer algo en mi corazon, dia a dia mientras mas hablabamos y mas conocia de ti comenzo a brotar un amor por ti desde lo profundo de mi ser.</text:span></text:p>
      <text:p text:style-name="P4">Te vi reir, te vi sufrir y llorar, te vi brillar como toda una estrella en el anochecer, como tambien te vi apagarte y siendo sincero, te ame cada que te veia, <text:span text:style-name="T2">ya sea cuando brilles mas que el sol o cuando estes sufriendo y triste ahi estare para ti, aun si nadie mas lo hace, yo te estare apoyandote Bianca, prometo que te aconsejare lo mejor posible, te guiare hacia el camino de la felicidad, no dudes cuando digo que haria lo que sea por tu bienestar, aun si eso implica no poder hablar contigo pero yo siempre buscare tu bienestar a toda costa.</text:span></text:p>
      <text:p text:style-name="P5">Muchas veces me has contado que te sientes insegura de que yo podria algun dia ir me de tu lado y mis respuestas podrian parecerte superficiales, se que un simple “no pasara” no te consuela pero yo me conozco a mi mismo, se mejor que nadie todo lo que puedo arriesgar por ti y por eso mismo se que jamas te abandonaria, es dificil para mi explicar en palabras lo que siento, me di cuenta <text:s/>estos sentimientos que tengo por ti no los encontraras escritos en ningun lugar, son simplemente imposibles de explicarlos con palabras, yo tratare de demostrartelos con mis acciones cada dia, con cada palabra que salga de mi boca, con cada foto ramdom que te mande, con cada cancion que te dedique, cada vez que te emociones o alegres con mis detalles podras darte una idea de todo el amor que tengo por ti.</text:p>
      <text:p text:style-name="P6">Bianca siempre te ame y te amare por como eres, te amo a ti, nunca dudes de eso; desde el primer momento te lo hice saber con el primer texto largo que te mande: </text:p>
      <text:p text:style-name="P6">“Me gusta tu manera de expresarte, me gusta como te emocionas, me gusta como te preocupas por los demas, me gusta como eres determinada, me gusta tu sinceridad, me gusta tu voz, me gustan tus locuras, me gusta que aveces te averguences, tambien me gusta tu fisico al igual que tu personalidad, siendo sincero sobre lo de ser trans se que sonara raro pero es algo qie igual me gusta jsjs, en palabras simples me da igual si eres hombre o mujer solo me gustas tu, lo que eres, tus acciones y tus pensamientos”</text:p>
      <text:p text:style-name="P6">Esas fueron las palabras que use aquel dia cuando por fin me decidi a expresarte todo lo que siento por ti y aun sigo mantediendo todo lo que dije, desde el comienzo me enamore de tu ser y yo se que siempre sera asi.</text:p>
      <text:p text:style-name="P7">FELIZ 3 MESES AMORCITO MIOOOOOOOO :DDDDDD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menian Condensed" svg:font-family="'Noto Sans Armenian Condensed'"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BO" style:letter-kerning="true" style:font-name-asian="Bitstream Vera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BO" style:letter-kerning="true" style:font-name-asian="Bitstream Vera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7:37:42.969828611</meta:creation-date>
    <dc:date>2022-07-08T18:51:25.892682846</dc:date>
    <meta:editing-duration>PT2M49S</meta:editing-duration>
    <meta:editing-cycles>1</meta:editing-cycles>
    <meta:document-statistic meta:table-count="0" meta:image-count="0" meta:object-count="0" meta:page-count="1" meta:paragraph-count="8" meta:word-count="540" meta:character-count="2865" meta:non-whitespace-character-count="2331"/>
    <meta:generator>LibreOffice/7.3.1.1$Linux_X86_64 LibreOffice_project/30$Build-1</meta:generator>
  </office:meta>
</office:document-meta>
</file>